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5587569292827475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2">cable coaxial : possibile transiter plusieurs infos simultanément ? pourquoi ?</text:p>
                        </text:list-item>
                        <text:list-item>
                          <text:p text:style-name="P2">paire torsadée : combien de fils ? Organisés comment ?</text:p>
                        </text:list-item>
                        <text:list-item>
                          <text:p text:style-name="P2">Tous fils utilisés ?</text:p>
                        </text:list-item>
                        <text:list-item>
                          <text:p text:style-name="P2">pourquoi ce nombre de fils ?</text:p>
                        </text:list-item>
                        <text:list-item>
                          <text:p text:style-name="P2">Combien fils utilisés en général maintenant ? Pourquoi ?</text:p>
                        </text:list-item>
                        <text:list-item>
                          <text:p text:style-name="P2">Parfois tous fils utilisés ?</text:p>
                        </text:list-item>
                        <text:list-item>
                          <text:p text:style-name="P2">pourquoi torsadées ?</text:p>
                        </text:list-item>
                        <text:list-item>
                          <text:p text:style-name="P2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2">3-4 choses, première : 3 possibilités</text:p>
                            </text:list-item>
                          </text:list>
                        </text:list-item>
                        <text:list-item>
                          <text:p text:style-name="P2">paire torsadée : utilisée dans quelle proportion approximativement ?</text:p>
                        </text:list-item>
                        <text:list-item>
                          <text:p text:style-name="P2">qu'est ce que c'est concrètement ?</text:p>
                        </text:list-item>
                        <text:list-item>
                          <text:p text:style-name="P2">4 avantages</text:p>
                        </text:list-item>
                        <text:list-item>
                          <text:p text:style-name="P2">qu'utilise t-on pour brancher les ordis avec ce cable ? (prise)</text:p>
                        </text:list-item>
                        <text:list-item>
                          <text:p text:style-name="P2">attention (insistance juste) : bien distinguer !</text:p>
                        </text:list-item>
                        <text:list-item>
                          <text:p text:style-name="P2">quels fils utilise t-on couramment ?</text:p>
                        </text:list-item>
                        <text:list-item>
                          <text:p text:style-name="P2">comment appelle t-on ce dans quoi on enfonce les prises ?</text:p>
                        </text:list-item>
                        <text:list-item>
                          <text:p text:style-name="P2">2 exemples (3 avec ajout perso) d'appareils contenant de tels trucs ?</text:p>
                        </text:list-item>
                        <text:list-item>
                          <text:p text:style-name="P2">problèmes si on connecte 2 à 2 des appareilles avec paire torsadée sans prendre de cables spéciaux (vocabulaire)</text:p>
                        </text:list-item>
                        <text:list-item>
                          <text:p text:style-name="P2">comment résoudre ce problème ? (3 solutions)</text:p>
                        </text:list-item>
                        <text:list-item>
                          <text:p text:style-name="P2">nouvelles ... : évolution et problème résolu → ...</text:p>
                        </text:list-item>
                        <text:list-item>
                          <text:p text:style-name="P2">vieux matériaux : comment décider quels cables utiliser ? (inclus sous notion)</text:p>
                        </text:list-item>
                        <text:list-item>
                          <text:p text:style-name="P2">pour couche 1 : a quoi brancher paire torsadée ?</text:p>
                        </text:list-item>
                        <text:list-item>
                          <text:p text:style-name="P2">comment (cette chose) fait transiter infos d'une machine A à une B ?</text:p>
                        </text:list-item>
                      </text:list>
                    </text:list-item>
                    <text:list-item>
                      <text:p text:style-name="P3">la fibre optique</text:p>
                      <text:list>
                        <text:list-item>
                          <text:p text:style-name="P2">comment est transportée l'info avec la fibre optique ?</text:p>
                        </text:list-item>
                        <text:list-item>
                          <text:p text:style-name="P3">le nom scientifique</text:p>
                          <text:list>
                            <text:list-item>
                              <text:p text:style-name="P2">donner nom scientifique</text:p>
                            </text:list-item>
                            <text:list-item>
                              <text:p text:style-name="P2">deux types</text:p>
                            </text:list-item>
                            <text:list-item>
                              <text:p text:style-name="P2"><text:soft-page-break/>meilleure fibre ? Pourquoi ? Quelle distance ?</text:p>
                            </text:list-item>
                            <text:list-item>
                              <text:p text:style-name="P2">comment passer signaux dans océans ?</text:p>
                            </text:list-item>
                          </text:list>
                        </text:list-item>
                        <text:list-item>
                          <text:p text:style-name="P3">la fibre aujourd'hui</text:p>
                          <text:list>
                            <text:list-item>
                              <text:p text:style-name="P2">culture : une utilité particulière de la fibre : insensible a..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la topologie réseau</text:p>
                  <text:list>
                    <text:list-item>
                      <text:p text:style-name="P2">qu'est ce que la topologie ?</text:p>
                    </text:list-item>
                    <text:list-item>
                      <text:p text:style-name="P3">topologies principales</text:p>
                      <text:list>
                        <text:list-item>
                          <text:p text:style-name="P2">3 topologies principales</text:p>
                        </text:list-item>
                        <text:list-item>
                          <text:p text:style-name="P2">a quels cablages (2) peuvent correspondre respectivement la première et la troisième topologie citées ? + matériel pour la 3ème</text:p>
                        </text:list-item>
                      </text:list>
                    </text:list-item>
                    <text:list-item>
                      <text:p text:style-name="P3">caractéristiques</text:p>
                      <text:list>
                        <text:list-item>
                          <text:p text:style-name="P3">du bus</text:p>
                          <text:list>
                            <text:list-item>
                              <text:p text:style-name="P2">comment "parler" sur un bus ?</text:p>
                            </text:list-item>
                            <text:list-item>
                              <text:p text:style-name="P2">peut on brancher une infinité de machines sur un bus ?</text:p>
                            </text:list-item>
                            <text:list-item>
                              <text:p text:style-name="P2">peut on faire un réseau de taille illimité ?</text:p>
                            </text:list-item>
                          </text:list>
                        </text:list-item>
                        <text:list-item>
                          <text:p text:style-name="P3">de l'anneau</text:p>
                          <text:list>
                            <text:list-item>
                              <text:p text:style-name="P2">principe communication anneau</text:p>
                            </text:list-item>
                            <text:list-item>
                              <text:p text:style-name="P2">possibilité brancher infinité machines ?</text:p>
                            </text:list-item>
                            <text:list-item>
                              <text:p text:style-name="P2">possibilité longeur infinie ?</text:p>
                            </text:list-item>
                          </text:list>
                        </text:list-item>
                        <text:list-item>
                          <text:p text:style-name="P3">de l'étoile</text:p>
                          <text:list>
                            <text:list-item>
                              <text:p text:style-name="P2">principe communication étoile</text:p>
                            </text:list-item>
                            <text:list-item>
                              <text:p text:style-name="P2">note perso</text:p>
                            </text:list-item>
                            <text:list-item>
                              <text:p text:style-name="P2">possibilité brancher infinité machines ?</text:p>
                            </text:list-item>
                            <text:list-item>
                              <text:p text:style-name="P2">possibilité longeur infinie ?</text:p>
                            </text:list-item>
                          </text:list>
                        </text:list-item>
                        <text:list-item>
                          <text:p text:style-name="P2">quelle topologie utiliser ?</text:p>
                        </text:list-item>
                      </text:list>
                    </text:list-item>
                    <text:list-item>
                      <text:p text:style-name="P3">le CSMA/CD</text:p>
                      <text:list>
                        <text:list-item>
                          <text:p text:style-name="P2">sur un bus, que se passe t-il lorsque deux ordis essaient de parler en même temps ?</text:p>
                        </text:list-item>
                        <text:list-item>
                          <text:p text:style-name="P2">comment ça s'appelle ?</text:p>
                        </text:list-item>
                        <text:list-item>
                          <text:p text:style-name="P2">peut on éviter cela ?</text:p>
                        </text:list-item>
                        <text:list-item>
                          <text:p text:style-name="P2">que fait le CSMA/CD</text:p>
                        </text:list-item>
                        <text:list-item>
                          <text:p text:style-name="P2">quelles règles le CSMA/CD met en place pour ce faire ? (3)</text:p>
                        </text:list-item>
                      </text:list>
                    </text:list-item>
                  </text:list>
                </text:list-item>
                <text:list-item>
                  <text:p text:style-name="P3">perso</text:p>
                  <text:list>
                    <text:list-item>
                      <text:p text:style-name="P2">différence hub switch ?</text:p>
                    </text:list-item>
                  </text:list>
                </text:list-item>
              </text:list>
            </text:list-item>
            <text:list-item>
              <text:p text:style-name="P3">faire communiquer les machines entre elles : couche 2</text:p>
              <text:list>
                <text:list-item>
                  <text:p text:style-name="P2">la couche 2, ses rôles (déjà vu)</text:p>
                </text:list-item>
                <text:list-item>
                  <text:p text:style-name="P3">un identifiant</text:p>
                  <text:list>
                    <text:list-item>
                      <text:p text:style-name="P2">pourquoi identifier les machines ?</text:p>
                    </text:list-item>
                    <text:list-item>
                      <text:p text:style-name="P3">qu'est ce qui permet de les identifier ?</text:p>
                      <text:list>
                        <text:list-item>
                          <text:p text:style-name="P2">nom</text:p>
                        </text:list-item>
                        <text:list-item>
                          <text:p text:style-name="P4">nature précise</text:p>
                        </text:list-item>
                      </text:list>
                    </text:list-item>
                    <text:list-item>
                      <text:p text:style-name="P3">notation de l'adresse MAC</text:p>
                      <text:list>
                        <text:list-item>
                          <text:p text:style-name="P3">codage de l'adresse MAC</text:p>
                          <text:list>
                            <text:list-item>
                              <text:p text:style-name="P3">syntaxe</text:p>
                              <text:list>
                                <text:list-item>
                                  <text:p text:style-name="P3">en quelle base écrit-on une adresse MAC ?</text:p>
                                </text:list-item>
                                <text:list-item>
                                  <text:p text:style-name="P3">sur combien d'octets tient-elle ?</text:p>
                                </text:list-item>
                                <text:list-item>
                                  <text:p text:style-name="P3">comment sépare t-on chaque octet ?</text:p>
                                </text:list-item>
                                <text:list-item>
                                  <text:p text:style-name="P3">exemple</text:p>
                                </text:list-item>
                              </text:list>
                            </text:list-item>
                            <text:list-item>
                              <text:p text:style-name="P3">perso : puissances de 2. Insister sur les significatives pour le calcul de...</text:p>
                              <text:list>
                                <text:list-item>
                                  <text:p text:style-name="P3"><text:soft-page-break/>multiples d'octets (un giga = combien d'octets ? etc)</text:p>
                                </text:list-item>
                                <text:list-item>
                                  <text:p text:style-name="P3">nombre d'informations codables avec x octets</text:p>
                                </text:list-item>
                              </text:list>
                            </text:list-item>
                            <text:list-item>
                              <text:p text:style-name="P3">ARRETE ICI !!!</text:p>
                            </text:list-item>
                          </text:list>
                        </text:list-item>
                        <text:list-item>
                          <text:p text:style-name="P3">trucs et astuces</text:p>
                        </text:list-item>
                        <text:list-item>
                          <text:p text:style-name="P3">une adresse mac spéciale</text:p>
                        </text:list-item>
                      </text:list>
                    </text:list-item>
                  </text:list>
                </text:list-item>
                <text:list-item>
                  <text:p text:style-name="P3">un protocole : ethernet</text:p>
                </text:list-item>
              </text:list>
            </text:list-item>
            <text:list-item>
              <text:p text:style-name="P3">le matériel de couche 2 : le commutateur</text:p>
              <text:list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29T17:03:24</dc:date>
    <dc:creator>yjfjyf jjku</dc:creator>
    <meta:editing-duration>PT15H26M25S</meta:editing-duration>
    <meta:editing-cycles>227</meta:editing-cycles>
    <meta:generator>OpenOffice/4.0.0$Unix OpenOffice.org_project/400m3$Build-9702</meta:generator>
    <meta:document-statistic meta:table-count="0" meta:image-count="0" meta:object-count="0" meta:page-count="4" meta:paragraph-count="151" meta:word-count="1053" meta:character-count="5513"/>
  </office:meta>
</office:document-meta>
</file>